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'Source Code Variable', monospace, sans-serif"/>
    <style:font-face style:name="Maven Pro" svg:font-family="'Maven Pro'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officeooo:rsid="001da304" officeooo:paragraph-rsid="001da304"/>
    </style:style>
    <style:style style:name="P4" style:family="paragraph" style:parent-style-name="Standard">
      <style:paragraph-properties fo:text-align="end" style:justify-single-word="false"/>
      <style:text-properties officeooo:rsid="001da304" officeooo:paragraph-rsid="001da304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1da304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P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42464c" style:font-name="JetBrains Mono" fo:font-size="12pt" fo:letter-spacing="normal" fo:font-style="normal" fo:font-weight="normal"/>
    </style:style>
    <style:style style:name="P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b52323" style:font-name="JetBrains Mono" fo:font-size="16.5pt" fo:letter-spacing="normal" fo:font-style="normal" fo:font-weight="normal"/>
    </style:style>
    <style:style style:name="P10" style:family="paragraph" style:parent-style-name="Heading_20_2">
      <style:text-properties fo:font-variant="normal" fo:text-transform="none" fo:color="#b52323" style:font-name="JetBrains Mono" fo:font-size="16.5pt" fo:letter-spacing="normal" fo:font-style="normal" fo:font-weight="normal"/>
    </style:style>
    <style:style style:name="P11" style:family="paragraph" style:parent-style-name="Heading_20_2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b52323" style:font-name="JetBrains Mono" fo:font-size="16.5pt" fo:letter-spacing="normal" fo:font-style="normal" fo:font-weight="normal"/>
    </style:style>
    <style:style style:name="P12" style:family="paragraph" style:parent-style-name="Title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304" style:font-weight-asian="bold" style:font-weight-complex="bold"/>
    </style:style>
    <style:style style:name="T3" style:family="text">
      <style:text-properties fo:font-size="35pt" fo:font-weight="bold" style:font-size-asian="35pt" style:font-weight-asian="bold" style:font-size-complex="35pt" style:font-weight-complex="bold"/>
    </style:style>
    <style:style style:name="T4" style:family="text">
      <style:text-properties fo:font-size="35pt" fo:font-weight="bold" officeooo:rsid="001ecbea" style:font-size-asian="35pt" style:font-weight-asian="bold" style:font-size-complex="35pt" style:font-weight-complex="bold"/>
    </style:style>
    <style:style style:name="T5" style:family="text">
      <style:text-properties fo:font-size="17pt" fo:font-weight="bold" style:font-size-asian="17pt" style:font-weight-asian="bold" style:font-size-complex="17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42464c" fo:font-size="12pt"/>
    </style:style>
    <style:style style:name="T8" style:family="text">
      <style:text-properties fo:color="#42464c" fo:font-size="12pt" officeooo:rsid="001da304"/>
    </style:style>
    <style:style style:name="T9" style:family="text">
      <style:text-properties fo:color="#404040"/>
    </style:style>
    <style:style style:name="T10" style:family="text">
      <style:text-properties fo:color="#404040" style:font-name="Maven Pro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text:line-break/></text:span><text:span text:style-name="T2">Konrad Gussmann</text:span></text:p>
      <text:p text:style-name="P4"><text:span text:style-name="T2">1</text:span><text:span text:style-name="T1">7.12.2020</text:span></text:p>
      <text:p text:style-name="P12"><text:span text:style-name="T3">Sprawozdanie nr </text:span><text:span text:style-name="T4">3</text:span></text:p>
      <text:p text:style-name="P1"/>
      <text:p text:style-name="P6"><text:span text:style-name="T5">Temat: Web Scrapping w Pythonie</text:span></text:p>
      <text:p text:style-name="Standard"><text:span text:style-name="T6">Teoria:</text:span></text:p>
      <text:p text:style-name="P3"><text:span text:style-name="T6">Zalety twojerzenia projektu w pythonie</text:span></text:p>
      <text:h text:style-name="P10" text:outline-level="2">Ekspresywność</text:h>
      <text:p text:style-name="P8">Python jest bardzo ekspresywny.</text:p>
      <text:h text:style-name="P11" text:outline-level="2">Prostota</text:h>
      <text:p text:style-name="P9"><text:span text:style-name="T7">jak popatrzymy na kod Pythona, to można by rzec, że to w zasadzie po prostu zapisane polece</text:span><text:span text:style-name="T8">ń</text:span><text:span text:style-name="T7"> po angielsku</text:span> </text:p>
      <text:h text:style-name="P11" text:outline-level="2">Python językiem dynamicznie typowanym</text:h>
      <text:p text:style-name="P9"><text:span text:style-name="T7">W skrócie sprawa tyczy się faktu takiego, że w statycznie typowanych językach, podczas deklaracji zmiennych, należy podać, jakiego typu dane będzie ta zmienna przechowywała.</text:span> </text:p>
      <text:p text:style-name="P9"><text:span text:style-name="T9"> </text:span><text:span text:style-name="T10">web scraping-polega na pobieraniu ze stron internetowych konkretnych interesujących nas informacji.</text:span> </text:p>
      <text:p text:style-name="P8"/>
      <text:p text:style-name="Standard"/>
      <text:p text:style-name="Standard"/>
      <text:p text:style-name="Standard"/>
      <text:p text:style-name="P5"/>
      <text:p text:style-name="Standard"><text:span text:style-name="T6">Przebieg zadania:</text:span></text:p>
      <text:p text:style-name="Standard"/>
      <text:p text:style-name="Standard"/>
      <text:p text:style-name="Standard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'Source Code Variable', monospace, sans-serif"/>
    <style:font-face style:name="Maven Pro" svg:font-family="'Maven Pro'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ucko</meta:initial-creator>
    <meta:editing-cycles>5</meta:editing-cycles>
    <meta:creation-date>2020-11-23T08:30:00</meta:creation-date>
    <dc:date>2020-12-17T01:39:07.867000000</dc:date>
    <meta:editing-duration>PT20M47S</meta:editing-duration>
    <meta:generator>LibreOffice/6.0.4.2$Windows_X86_64 LibreOffice_project/9b0d9b32d5dcda91d2f1a96dc04c645c450872bf</meta:generator>
    <meta:document-statistic meta:table-count="0" meta:image-count="0" meta:object-count="0" meta:page-count="1" meta:paragraph-count="14" meta:word-count="83" meta:character-count="606" meta:non-whitespace-character-count="5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